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ntic Slab" svg:font-family="'Antic Slab'" style:font-pitch="variable"/>
    <style:font-face style:name="Basic" svg:font-family="Bas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90.01mm" table:align="margins" style:shadow="none"/>
    </style:style>
    <style:style style:name="Table1.A" style:family="table-column">
      <style:table-column-properties style:column-width="190.01mm" style:rel-column-width="65535*"/>
    </style:style>
    <style:style style:name="Table1.A1" style:family="table-cell">
      <style:table-cell-properties fo:padding="5.01mm" fo:border-left="none" fo:border-right="none" fo:border-top="none" fo:border-bottom="0.05pt solid #000000"/>
    </style:style>
    <style:style style:name="Table1.A4" style:family="table-cell">
      <style:table-cell-properties fo:padding="5.01mm" fo:border="none"/>
    </style:style>
    <style:style style:name="P1" style:family="paragraph" style:parent-style-name="Standard">
      <style:text-properties officeooo:rsid="00182e07" officeooo:paragraph-rsid="00182e07"/>
    </style:style>
    <style:style style:name="P2" style:family="paragraph" style:parent-style-name="Standard" style:list-style-name="L1">
      <style:text-properties officeooo:rsid="00182e07" officeooo:paragraph-rsid="00182e07"/>
    </style:style>
    <style:style style:name="P3" style:family="paragraph" style:parent-style-name="Standard" style:list-style-name="L2">
      <style:text-properties officeooo:rsid="00182e07" officeooo:paragraph-rsid="00182e07"/>
    </style:style>
    <style:style style:name="P4" style:family="paragraph" style:parent-style-name="Standard" style:list-style-name="L3">
      <style:text-properties officeooo:rsid="00182e07" officeooo:paragraph-rsid="00182e07"/>
    </style:style>
    <style:style style:name="P5" style:family="paragraph" style:parent-style-name="Standard" style:list-style-name="L4">
      <style:text-properties officeooo:rsid="00182e07" officeooo:paragraph-rsid="00182e07"/>
    </style:style>
    <style:style style:name="P6" style:family="paragraph" style:parent-style-name="Standard">
      <style:paragraph-properties fo:text-align="center" style:justify-single-word="false"/>
      <style:text-properties officeooo:rsid="00182e07" officeooo:paragraph-rsid="00182e07"/>
    </style:style>
    <style:style style:name="P7" style:family="paragraph" style:parent-style-name="Standard">
      <style:text-properties style:font-name="Basic" officeooo:rsid="00182e07" officeooo:paragraph-rsid="00182e07"/>
    </style:style>
    <style:style style:name="P8" style:family="paragraph" style:parent-style-name="Standard" style:list-style-name="L1">
      <style:text-properties style:font-name="Basic" officeooo:rsid="00182e07" officeooo:paragraph-rsid="00182e07"/>
    </style:style>
    <style:style style:name="P9" style:family="paragraph" style:parent-style-name="Standard" style:list-style-name="L2">
      <style:text-properties style:font-name="Basic" officeooo:rsid="00182e07" officeooo:paragraph-rsid="00182e07"/>
    </style:style>
    <style:style style:name="P10" style:family="paragraph" style:parent-style-name="Standard" style:list-style-name="L3">
      <style:text-properties style:font-name="Basic" officeooo:rsid="00182e07" officeooo:paragraph-rsid="00182e07"/>
    </style:style>
    <style:style style:name="P11" style:family="paragraph" style:parent-style-name="Standard" style:list-style-name="L4">
      <style:text-properties style:font-name="Basic" officeooo:rsid="00182e07" officeooo:paragraph-rsid="00182e07"/>
    </style:style>
    <style:style style:name="P12" style:family="paragraph" style:parent-style-name="Standard">
      <style:text-properties style:font-name="Basic" fo:font-size="14pt" fo:font-weight="bold" officeooo:rsid="00182e07" officeooo:paragraph-rsid="00182e0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Basic" fo:font-size="14pt" fo:font-weight="bold" officeooo:rsid="00182e07" officeooo:paragraph-rsid="00182e07" style:font-size-asian="14pt" style:font-weight-asian="bold" style:font-size-complex="14pt" style:font-weight-complex="bold"/>
    </style:style>
    <style:style style:name="P14" style:family="paragraph" style:parent-style-name="Standard" style:list-style-name="L2">
      <style:text-properties officeooo:paragraph-rsid="00182e07"/>
    </style:style>
    <style:style style:name="T1" style:family="text">
      <style:text-properties style:font-name="DejaVu Sans Mono"/>
    </style:style>
    <style:style style:name="T2" style:family="text">
      <style:text-properties style:font-name="Antic Slab"/>
    </style:style>
    <style:style style:name="T3" style:family="text">
      <style:text-properties style:font-name="Basic"/>
    </style:style>
    <style:style style:name="T4" style:family="text">
      <style:text-properties style:font-name="Basic" officeooo:rsid="00182e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2">MAVBridge quickstart guide</text:p>
            <text:p text:style-name="P7"/>
            <text:list xml:id="list462487854087022559" text:style-name="L1">
              <text:list-item>
                <text:p text:style-name="P8">Connect MAVBridge to your autopilot and power it on.</text:p>
              </text:list-item>
              <text:list-item>
                <text:p text:style-name="P8">Use your computer to connect to wireless network “MAVBridge-xxxx”.</text:p>
              </text:list-item>
              <text:list-item>
                <text:p text:style-name="P2"><text:span text:style-name="T3">Open </text:span><text:a xlink:type="simple" xlink:href="http://192.168.4.1/" text:style-name="Internet_20_link" text:visited-style-name="Visited_20_Internet_20_Link"><text:span text:style-name="T3">http://192.168.4.1</text:span></text:a><text:span text:style-name="T3"> in your browser and configure serial baud rate to match autopilot settings and restart MAVBridge.</text:span></text:p>
              </text:list-item>
              <text:list-item>
                <text:p text:style-name="P8">Open your ground control station software. If it does not connect automatically, set up a new UDP connection to “&lt;your-computers-IP&gt;:14550”. Typically this will be 192.168.4.2:14550</text:p>
                <text:p text:style-name="P8"/>
              </text:list-item>
            </text:list>
            <text:p text:style-name="P6"><text:span text:style-name="T3">See </text:span><text:a xlink:type="simple" xlink:href="http://imprimus.lv/mavbridge" text:style-name="Internet_20_link" text:visited-style-name="Visited_20_Internet_20_Link"><text:span text:style-name="T3">http://imprimus.lv/mavbridge</text:span></text:a><text:span text:style-name="T3"> for more information.</text:span></text:p>
          </table:table-cell>
        </table:table-row>
        <table:table-row>
          <table:table-cell table:style-name="Table1.A1" office:value-type="string">
            <text:p text:style-name="P13">MAVBridge quickstart guide</text:p>
            <text:p text:style-name="P7"/>
            <text:list xml:id="list6443846014897615455" text:style-name="L2">
              <text:list-item>
                <text:p text:style-name="P14"><text:span text:style-name="T4">Connect MAVBridge to your autopilot and power it on.</text:span></text:p>
              </text:list-item>
              <text:list-item>
                <text:p text:style-name="P9">Use your computer to connect to wireless network “MAVBridge-xxxx”.</text:p>
              </text:list-item>
              <text:list-item>
                <text:p text:style-name="P3"><text:span text:style-name="T3">Open </text:span><text:a xlink:type="simple" xlink:href="http://192.168.4.1/" text:style-name="Internet_20_link" text:visited-style-name="Visited_20_Internet_20_Link"><text:span text:style-name="T3">http://192.168.4.1</text:span></text:a><text:span text:style-name="T3"> in your browser and configure serial baud rate to match autopilot settings and restart MAVBridge.</text:span></text:p>
              </text:list-item>
              <text:list-item>
                <text:p text:style-name="P9">Open your ground control station software. If it does not connect automatically, set up a new UDP connection to “&lt;your-computers-IP&gt;:14550”. Typically this will be 192.168.4.2:14550</text:p>
              </text:list-item>
            </text:list>
            <text:list xml:id="list181255898043540" text:continue-list="list462487854087022559" text:style-name="L1">
              <text:list-header>
                <text:p text:style-name="P8"/>
              </text:list-header>
            </text:list>
            <text:p text:style-name="P6"><text:span text:style-name="T3">See </text:span><text:a xlink:type="simple" xlink:href="http://imprimus.lv/mavbridge" text:style-name="Internet_20_link" text:visited-style-name="Visited_20_Internet_20_Link"><text:span text:style-name="T3">http://imprimus.lv/mavbridge</text:span></text:a><text:span text:style-name="T3"> for more information.</text:span></text:p>
          </table:table-cell>
        </table:table-row>
        <table:table-row>
          <table:table-cell table:style-name="Table1.A1" office:value-type="string">
            <text:p text:style-name="P12">MAVBridge quickstart guide</text:p>
            <text:p text:style-name="P7"/>
            <text:list xml:id="list8362345061361674074" text:style-name="L3">
              <text:list-item>
                <text:p text:style-name="P10">Connect MAVBridge to your autopilot and power it on.</text:p>
              </text:list-item>
              <text:list-item>
                <text:p text:style-name="P10">Use your computer to connect to wireless network “MAVBridge-xxxx”.</text:p>
              </text:list-item>
              <text:list-item>
                <text:p text:style-name="P4"><text:span text:style-name="T3">Open </text:span><text:a xlink:type="simple" xlink:href="http://192.168.4.1/" text:style-name="Internet_20_link" text:visited-style-name="Visited_20_Internet_20_Link"><text:span text:style-name="T3">http://192.168.4.1</text:span></text:a><text:span text:style-name="T3"> in your browser and configure serial baud rate to match autopilot settings and restart MAVBridge.</text:span></text:p>
              </text:list-item>
              <text:list-item>
                <text:p text:style-name="P10">Open your ground control station software. If it does not connect automatically, set up a new UDP connection to “&lt;your-computers-IP&gt;:14550”. Typically this will be 192.168.4.2:14550</text:p>
              </text:list-item>
            </text:list>
            <text:list xml:id="list181256733059861" text:continue-list="list181255898043540" text:style-name="L1">
              <text:list-header>
                <text:p text:style-name="P8"/>
              </text:list-header>
            </text:list>
            <text:p text:style-name="P6"><text:span text:style-name="T3">See </text:span><text:a xlink:type="simple" xlink:href="http://imprimus.lv/mavbridge" text:style-name="Internet_20_link" text:visited-style-name="Visited_20_Internet_20_Link"><text:span text:style-name="T3">http://imprimus.lv/mavbridge</text:span></text:a><text:span text:style-name="T3"> for more information.</text:span></text:p>
          </table:table-cell>
        </table:table-row>
        <table:table-row>
          <table:table-cell table:style-name="Table1.A4" office:value-type="string">
            <text:p text:style-name="P12">MAVBridge quickstart guide</text:p>
            <text:p text:style-name="P7"/>
            <text:list xml:id="list4688258409736043249" text:style-name="L4">
              <text:list-item>
                <text:p text:style-name="P11">Connect MAVBridge to your autopilot and power it on.</text:p>
              </text:list-item>
              <text:list-item>
                <text:p text:style-name="P11">Use your computer to connect to wireless network “MAVBridge-xxxx”.</text:p>
              </text:list-item>
              <text:list-item>
                <text:p text:style-name="P5"><text:span text:style-name="T3">Open </text:span><text:a xlink:type="simple" xlink:href="http://192.168.4.1/" text:style-name="Internet_20_link" text:visited-style-name="Visited_20_Internet_20_Link"><text:span text:style-name="T3">http://192.168.4.1</text:span></text:a><text:span text:style-name="T3"> in your browser and configure serial baud rate to match autopilot settings and restart MAVBridge.</text:span></text:p>
              </text:list-item>
              <text:list-item>
                <text:p text:style-name="P11">Open your ground control station software. If it does not connect automatically, set up a new UDP connection to “&lt;your-computers-IP&gt;:14550”. Typically this will be 192.168.4.2:14550</text:p>
              </text:list-item>
            </text:list>
            <text:list xml:id="list181257252738048" text:continue-list="list181256733059861" text:style-name="L1">
              <text:list-header>
                <text:p text:style-name="P8"/>
              </text:list-header>
            </text:list>
            <text:p text:style-name="P6"><text:span text:style-name="T3">See </text:span><text:a xlink:type="simple" xlink:href="http://imprimus.lv/mavbridge" text:style-name="Internet_20_link" text:visited-style-name="Visited_20_Internet_20_Link"><text:span text:style-name="T3">http://imprimus.lv/mavbridge</text:span></text:a><text:span text:style-name="T3"> for more information.</text:span></text:p>
          </table:table-cell>
        </table:table-row>
      </table:table>
      <text:p text:style-name="P1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ntic Slab" svg:font-family="'Antic Slab'" style:font-pitch="variable"/>
    <style:font-face style:name="Basic" svg:font-family="Bas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is Veips</meta:initial-creator>
    <meta:creation-date>2016-03-27T15:32:52.358075842</meta:creation-date>
    <meta:printed-by>Reinis Veips</meta:printed-by>
    <meta:print-date>2016-03-27T17:13:27.467499483</meta:print-date>
    <dc:date>2016-03-27T18:12:55.808782958</dc:date>
    <dc:creator>Reinis Veips</dc:creator>
    <meta:editing-duration>PT54M32S</meta:editing-duration>
    <meta:editing-cycles>1</meta:editing-cycles>
    <meta:document-statistic meta:table-count="1" meta:image-count="0" meta:object-count="0" meta:page-count="2" meta:paragraph-count="24" meta:word-count="288" meta:character-count="2032" meta:non-whitespace-character-count="1784"/>
    <meta:generator>LibreOffice/5.0.5.2$Linux_X86_64 LibreOffice_project/00m0$Build-2</meta:generator>
  </office:meta>
</office:document-meta>
</file>